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5000000251B926779025A92C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3" style:family="paragraph" style:parent-style-name="Standard">
      <style:paragraph-properties fo:padding="0in" fo:border="non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padding="0in" fo:border="none"/>
      <style:text-properties fo:color="#000000" fo:font-size="10.5pt" style:font-size-asian="10.5pt" style:font-size-complex="10.5pt"/>
    </style:style>
    <style:style style:name="P5" style:family="paragraph" style:parent-style-name="Standard">
      <style:paragraph-properties fo:text-align="start" style:justify-single-word="false" fo:padding="0in" fo:border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0.5pt" style:font-size-asian="10.5pt" style:font-size-complex="10.5pt"/>
    </style:style>
    <style:style style:name="P9" style:family="paragraph" style:parent-style-name="Standard">
      <style:text-properties fo:color="#173d6d"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padding="0.0138in" fo:border="0.51pt solid #000000"/>
      <style:text-properties fo:color="#000000" fo:font-size="10.5pt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color="#ff0000" fo:font-size="10.5pt" fo:font-weight="bold" style:font-size-asian="10.5pt" style:font-weight-asian="bold" style:font-size-complex="10.5pt"/>
    </style:style>
    <style:style style:name="P13" style:family="paragraph" style:parent-style-name="Standard">
      <style:text-properties fo:font-size="10.5pt" style:font-size-asian="10.5pt" style:font-size-complex="10.5pt"/>
    </style:style>
    <style:style style:name="P14" style:family="paragraph" style:parent-style-name="Standard">
      <style:text-properties fo:font-size="10.5pt" officeooo:rsid="001c3a6a" officeooo:paragraph-rsid="001c3a6a" style:font-size-asian="10.5pt" style:font-size-complex="10.5pt"/>
    </style:style>
    <style:style style:name="P15" style:family="paragraph" style:parent-style-name="Standard">
      <style:text-properties officeooo:paragraph-rsid="001c3a6a"/>
    </style:style>
    <style:style style:name="P16" style:family="paragraph" style:parent-style-name="Standard" style:list-style-name="WWNum1">
      <style:paragraph-properties fo:padding="0in" fo:border="none"/>
      <style:text-properties fo:color="#000000" fo:font-size="10.5pt" style:font-size-asian="10.5pt" style:font-size-complex="10.5pt"/>
    </style:style>
    <style:style style:name="P17" style:family="paragraph" style:parent-style-name="Standard" style:master-page-name="Standard">
      <style:paragraph-properties style:page-number="1"/>
      <style:text-properties fo:color="#4f6228" fo:font-size="14pt" style:font-size-asian="14pt" style:font-size-complex="14pt"/>
    </style:style>
    <style:style style:name="P18" style:family="paragraph" style:parent-style-name="Standard">
      <style:paragraph-properties fo:margin-left="0.5in" fo:margin-right="0in" fo:text-indent="0in" style:auto-text-indent="false" fo:padding="0in" fo:border="none"/>
      <style:text-properties fo:color="#000000" fo:font-size="10.5pt" style:font-size-asian="10.5pt" style:font-size-complex="10.5pt"/>
    </style:style>
    <style:style style:name="P19" style:family="paragraph" style:parent-style-name="Standard">
      <style:paragraph-properties fo:margin-left="0.25in" fo:margin-right="0in" fo:text-indent="0.25in" style:auto-text-indent="false" fo:padding="0in" fo:border="none"/>
      <style:text-properties fo:color="#000000" fo:font-size="10.5pt" style:font-size-asian="10.5pt" style:font-size-complex="10.5pt"/>
    </style:style>
    <style:style style:name="P20" style:family="paragraph" style:parent-style-name="Standard" style:list-style-name="WWNum1">
      <style:paragraph-properties fo:margin-left="0in" fo:margin-right="0in" fo:text-indent="0in" style:auto-text-indent="false" fo:padding="0in" fo:border="none"/>
    </style:style>
    <style:style style:name="P21" style:family="paragraph" style:parent-style-name="Standard">
      <style:paragraph-properties fo:padding="0.0138in" fo:border="0.51pt solid #000000"/>
      <style:text-properties fo:color="#000000" fo:font-size="10.5pt" officeooo:rsid="001c3a6a" officeooo:paragraph-rsid="001c3a6a" style:font-size-asian="10.5pt" style:font-size-complex="10.5pt"/>
    </style:style>
    <style:style style:name="P22" style:family="paragraph" style:parent-style-name="Standard">
      <style:paragraph-properties fo:padding="0.0138in" fo:border="0.51pt solid #000000"/>
      <style:text-properties fo:color="#000000" fo:font-size="10.5pt" officeooo:rsid="001db07c" officeooo:paragraph-rsid="001db07c" style:font-size-asian="10.5pt" style:font-size-complex="10.5pt"/>
    </style:style>
    <style:style style:name="P23" style:family="paragraph" style:parent-style-name="Standard">
      <style:paragraph-properties fo:padding="0.0138in" fo:border="0.51pt solid #000000"/>
      <style:text-properties fo:color="#000000" fo:font-size="10.5pt" officeooo:rsid="001ec544" style:font-size-asian="10.5pt" style:font-size-complex="10.5pt"/>
    </style:style>
    <style:style style:name="P24" style:family="paragraph" style:parent-style-name="Standard">
      <style:paragraph-properties fo:padding="0.0138in" fo:border="0.51pt solid #000000"/>
      <style:text-properties fo:color="#000000" fo:font-size="10.5pt" officeooo:rsid="001ec544" officeooo:paragraph-rsid="001ec544" style:font-size-asian="10.5pt" style:font-size-complex="10.5pt"/>
    </style:style>
    <style:style style:name="P25" style:family="paragraph" style:parent-style-name="Standard">
      <style:paragraph-properties fo:padding="0.0138in" fo:border="0.51pt solid #000000"/>
      <style:text-properties fo:color="#000000" fo:font-size="10.5pt" officeooo:paragraph-rsid="001c3a6a" style:font-size-asian="10.5pt" style:font-size-complex="10.5pt"/>
    </style:style>
    <style:style style:name="P26" style:family="paragraph" style:parent-style-name="Standard">
      <style:paragraph-properties fo:padding="0.0138in" fo:border="0.51pt solid #000000"/>
      <style:text-properties fo:color="#000000" fo:font-size="10.5pt" officeooo:rsid="00203dd8" officeooo:paragraph-rsid="00203dd8" style:font-size-asian="10.5pt" style:font-size-complex="10.5pt"/>
    </style:style>
    <style:style style:name="P27" style:family="paragraph" style:parent-style-name="Standard">
      <style:paragraph-properties fo:padding="0.0138in" fo:border="0.51pt solid #000000"/>
      <style:text-properties fo:color="#000000" fo:font-size="10.5pt" officeooo:rsid="00236869" officeooo:paragraph-rsid="00236869" style:font-size-asian="10.5pt" style:font-size-complex="10.5pt"/>
    </style:style>
    <style:style style:name="P28" style:family="paragraph" style:parent-style-name="Standard">
      <style:paragraph-properties fo:padding="0.0138in" fo:border="0.51pt solid #000000"/>
      <style:text-properties fo:color="#000000" fo:font-size="10.5pt" officeooo:paragraph-rsid="00243bb8" style:font-size-asian="10.5pt" style:font-size-complex="10.5pt"/>
    </style:style>
    <style:style style:name="P29" style:family="paragraph">
      <style:paragraph-properties fo:margin-left="0in" fo:margin-right="0in" fo:text-indent="0.5in"/>
    </style:style>
    <style:style style:name="P30" style:family="paragraph">
      <style:paragraph-properties fo:text-align="start"/>
    </style:style>
    <style:style style:name="P31" style:family="paragraph">
      <loext:graphic-properties draw:fill="solid" draw:fill-color="#d8d8d8"/>
      <style:paragraph-properties fo:text-align="start"/>
      <style:text-properties fo:font-size="18pt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ize="14pt" fo:font-weight="bold" style:font-size-asian="14pt" style:font-weight-asian="bold" style:font-size-complex="14pt"/>
    </style:style>
    <style:style style:name="T3" style:family="text">
      <style:text-properties fo:color="#000000" fo:font-size="14pt" fo:font-weight="bold" officeooo:rsid="001bff25" style:font-size-asian="14pt" style:font-weight-asian="bold" style:font-size-complex="14pt"/>
    </style:style>
    <style:style style:name="T4" style:family="text">
      <style:text-properties fo:color="#000000" fo:font-size="10.5pt" style:font-size-asian="10.5pt" style:font-size-complex="10.5pt"/>
    </style:style>
    <style:style style:name="T5" style:family="text">
      <style:text-properties fo:color="#000000" fo:font-size="10.5pt" fo:font-style="italic" style:font-size-asian="10.5pt" style:font-style-asian="italic" style:font-size-complex="10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1bff25" style:font-size-asian="10.5pt" style:font-size-complex="10.5pt"/>
    </style:style>
    <style:style style:name="T9" style:family="text">
      <style:text-properties officeooo:rsid="001c3a6a"/>
    </style:style>
    <style:style style:name="T10" style:family="text">
      <style:text-properties officeooo:rsid="001db07c"/>
    </style:style>
    <style:style style:name="T11" style:family="text">
      <style:text-properties officeooo:rsid="001ec544"/>
    </style:style>
    <style:style style:name="T12" style:family="text">
      <style:text-properties officeooo:rsid="00203dd8"/>
    </style:style>
    <style:style style:name="T13" style:family="text">
      <style:text-properties officeooo:rsid="0021e934"/>
    </style:style>
    <style:style style:name="T14" style:family="text">
      <style:text-properties officeooo:rsid="00243bb8"/>
    </style:style>
    <style:style style:name="T15" style:family="text">
      <style:text-properties fo:color="#173d6d" fo:font-size="16pt" fo:font-weight="bold" style:font-size-asian="16pt" style:font-weight-asian="bold" style:font-size-complex="16pt"/>
    </style:style>
    <style:style style:name="T16" style:family="text">
      <style:text-properties fo:color="#20405c" style:font-name="Arial" fo:font-size="28pt" style:font-name-asian="Arial1" style:font-size-asian="28pt" style:font-name-complex="Arial1" style:font-size-complex="28pt"/>
    </style:style>
    <style:style style:name="T17" style:family="text">
      <style:text-properties fo:color="#a3bb08" style:font-name="Arial" fo:font-size="28pt" style:font-name-asian="Arial1" style:font-size-asian="28pt" style:font-name-complex="Arial1" style:font-size-complex="28pt"/>
    </style:style>
    <style:style style:name="T18" style:family="text">
      <style:text-properties fo:color="#366b9c" style:font-name="Arial" fo:font-size="28pt" style:font-name-asian="Arial1" style:font-size-asian="28pt" style:font-name-complex="Arial1" style:font-size-complex="28pt"/>
    </style:style>
    <style:style style:name="T19" style:family="text">
      <style:text-properties fo:color="#4f8bc1" style:font-name="Arial" fo:font-size="28pt" style:font-name-asian="Arial1" style:font-size-asian="28pt" style:font-name-complex="Arial1" style:font-size-complex="28pt"/>
    </style:style>
    <style:style style:name="T20" style:family="text">
      <style:text-properties fo:color="#173d6d"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d8d8d8" draw:textarea-vertical-align="middle" draw:auto-grow-height="false" fo:min-height="0.2709in" fo:min-width="5.4146in" fo:padding-top="0.1in" fo:padding-bottom="0.1in" fo:padding-left="0.1in" fo:padding-right="0.1in" fo:wrap-option="wrap" fo:margin-left="0in" fo:margin-right="0in" fo:margin-top="0in" fo:margin-bottom="0.0091in" style:run-through="foreground" style:wrap="parallel" style:number-wrapped-paragraphs="no-limit" style:wrap-contour="false" style:vertical-pos="from-top" style:vertical-rel="paragraph" style:horizontal-pos="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solid" draw:fill-color="#d8d8d8" draw:textarea-vertical-align="middle" draw:auto-grow-height="false" fo:min-height="0.9154in" fo:min-width="8.0965in" fo:padding-top="0.1in" fo:padding-bottom="0.1in" fo:padding-left="0.1in" fo:padding-right="0.1in" fo:wrap-option="wrap" fo:margin-left="0in" fo:margin-right="0in" fo:margin-top="0in" fo:margin-bottom="0.0102in" style:run-through="foreground" style:wrap="parallel" style:number-wrapped-paragraphs="no-limit" style:wrap-contour="false" style:vertical-pos="from-top" style:vertical-rel="paragraph" style:horizontal-pos="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3" draw:name="Rectangle 2" draw:style-name="gr2" draw:text-style-name="P31" svg:width="8.2961in" svg:height="1.115in" svg:x="0in" svg:y="0.2925in"><text:p text:style-name="P32"><text:span text:style-name="T16">▀</text:span><text:span text:style-name="T17"> </text:span><text:span text:style-name="T18">▀</text:span><text:span text:style-name="T17"> </text:span><text:span text:style-name="T19">▀ </text:span><text:span text:style-name="T20">Réaliser la maquette d'une application web respon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bookmark text:name="_gjdgxs"/></text:p>
      <text:p text:style-name="P11">GDWFSRMDAWREXAIII1A</text:p>
      <text:p text:style-name="P11"/>
      <text:p text:style-name="P5"><text:span text:style-name="T2">Prénom : </text:span><text:span text:style-name="T3">Nina</text:span></text:p>
      <text:p text:style-name="P5"><text:span text:style-name="T2">Nom : </text:span><text:span text:style-name="T3">SELLAL</text:span></text:p>
      <text:p text:style-name="P12"/>
      <text:p text:style-name="Standard"><text:span text:style-name="T7">Nom du projet : </text:span><text:span text:style-name="T8">Clipboard</text:span></text:p>
      <text:p text:style-name="P8"/>
      <text:p text:style-name="P8">Lien Github du projet : https://github.com/ninadala/Clipboard</text:p>
      <text:p text:style-name="P15"><text:span text:style-name="T7">Lien </text:span><text:span text:style-name="T8">Figma</text:span><text:span text:style-name="T7">:</text:span></text:p>
      <text:p text:style-name="P15"><text:a xlink:type="simple" xlink:href="https://www.figma.com/file/zlog9bXTEIPSSgcyEvIFgf/Clipboard---maquettes?node-id=0%3A1" text:style-name="Internet_20_link" text:visited-style-name="Visited_20_Internet_20_Link"><text:span text:style-name="T7">https://www.figma.com/file/zlog9bXTEIPSSgcyEvIFgf/Clipboard---maquettes?node-id=0%3A1</text:span></text:a></text:p>
      <text:p text:style-name="P14">Lien Trello : https://trello.com/b/6o3hbJ6K/evaluation-maquette</text:p>
      <text:p text:style-name="P8"><draw:custom-shape text:anchor-type="paragraph" draw:z-index="4" draw:name="Rectangle 1" draw:style-name="gr1" draw:text-style-name="P31" svg:width="5.6142in" svg:height="0.4705in" svg:x="0in" svg:y="0.2555in"><text:p text:style-name="P29"><text:span text:style-name="T15"><text:s text:c="8"/></text:span><text:span text:style-name="T15">Description du projet </text:span></text:p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9"/>
      <text:p text:style-name="P9"/>
      <text:list xml:id="list1776465006" text:style-name="WWNum1">
        <text:list-item>
          <text:p text:style-name="P16">Décrivez les tâches ou opérations que vous avez effectuées, et dans quelles conditions. Dans cette rubrique, le jury cherche à voir comment vous procédez : comment vous organisez votre travail, comment vous réalisez concrètement la tâche ou l’opération pas à pas.</text:p>
        </text:list-item>
      </text:list>
      <text:p text:style-name="P18">Utiliser un langage professionnel. Employez le « je », car vous parlez en votre nom. Vous pouvez écrire au temps présent.</text:p>
      <text:p text:style-name="P4"/>
      <text:p text:style-name="P21">Pour débuter ce projet j’ai commencé par créer un tableau KANBAN sur le site Trello.com (lien ci-dessus).</text:p>
      <text:p text:style-name="P21">Dans ce tableau j’ai fait la liste de toutes les tâches que je pensais nécessaires à la réalisation du projet <text:span text:style-name="T14">à partir de l’énoncé de l’évaluation</text:span>.</text:p>
      <text:p text:style-name="P21">J’ai ensuite réalis<text:span text:style-name="T10">é</text:span> une veille pour voir à quoi pouvaient ressembler les sites de startUps commercialisant des logiciels et j’ai noté toutes mes observations dans la carte Trello dédiée à cette tâche.</text:p>
      <text:p text:style-name="P10"/>
      <text:p text:style-name="P22">A l’étape suivante j’ai défini un zoning pour l<text:span text:style-name="T14">e</text:span> format « phone » et pour <text:span text:style-name="T14">le</text:span> format « desktop » en respectant les dimensions demandées par le client dans le cahier des charges.</text:p>
      <text:p text:style-name="P22"/>
      <text:p text:style-name="P22">A partir du zoning Phone j’ai créé un wireframe Phone en gardant en tête la nécessité que ce site/appli soit ergonomique et simple mais quand même plutôt orienté « développeurs ».</text:p>
      <text:p text:style-name="P22">J’ai intégré <text:span text:style-name="T14">d</text:span>es boutons « call to action » qui devront inciter les utilisateurs à télécharger ce logiciel.</text:p>
      <text:p text:style-name="P24">J’ai choisi les emplacements pour intégrer les images et icônes fournies par le client.</text:p>
      <text:p text:style-name="P24">J’ai défini un emplacement pour les CGV et le copyright.</text:p>
      <text:p text:style-name="P24">J’ai créé des styles de police dans Figma en respectant le cahier des charges.</text:p>
      <text:p text:style-name="P24">J’ai inclus le logo.</text:p>
      <text:p text:style-name="P24"><text:soft-page-break/>J’ai écrit les « textes commerciaux ».</text:p>
      <text:p text:style-name="P24">L’étape suivante a été de reproduire ces tâches pour la version desktop.</text:p>
      <text:p text:style-name="P24"/>
      <text:p text:style-name="P24">A partir du wireframe Phone j’ai créé un mockup Phone.</text:p>
      <text:p text:style-name="P24">J’ai ajouté au wireframe les images/icones fournies par le client et j’ai complété ce mockup en intégrant des photos issues de Pixabay.</text:p>
      <text:p text:style-name="P24">J’ai inclus les couleurs en vérifiant avec le site contrast-finder.tanaguru.com que le contraste respectait bien le minimum demandé par le référentiel WCAG.</text:p>
      <text:p text:style-name="P24">J’ai animé un bouton de ce mockup.</text:p>
      <text:p text:style-name="P24">Par la suite j’ai répété ces étapes pour créer le mockup Desktop.</text:p>
      <text:p text:style-name="P24"/>
      <text:p text:style-name="P24">J’ai exporté les zonings, wireframes et mockups et j’ai créé un dépôt git afin de pouvoir vous les partager.</text:p>
      <text:p text:style-name="P4"/>
      <text:p text:style-name="P4"/>
      <text:list xml:id="list143315639033621" text:continue-numbering="true" text:style-name="WWNum1">
        <text:list-item>
          <text:p text:style-name="P16">Précisez les moyens utilisés. Expliquez tout ce dont vous avez eu besoin pour réaliser vos tâches : langages de programmation, frameworks, outils, logiciels, documentations techniques, etc...</text:p>
        </text:list-item>
      </text:list>
      <text:p text:style-name="P4"/>
      <text:p text:style-name="P21">Pour réaliser ce projet j’ai utilisé :</text:p>
      <text:p text:style-name="P21">- <text:span text:style-name="T11">mon ordinateur et </text:span><text:span text:style-name="T12">le système d’exploitation UBUNTU.</text:span></text:p>
      <text:p text:style-name="P21">- un tableau KANBAN et le site Trello.com</text:p>
      <text:p text:style-name="P21">- <text:span text:style-name="T11">Figma </text:span><text:span text:style-name="T12">pour créer les maquettes</text:span></text:p>
      <text:p text:style-name="P21">- <text:span text:style-name="T11">pixabay.com </text:span><text:span text:style-name="T12">pour les image</text:span></text:p>
      <text:p text:style-name="P25"><text:span text:style-name="T9">- </text:span><text:span text:style-name="T12">le </text:span><text:span text:style-name="T11">cahier des charges </text:span><text:span text:style-name="T12">fourni par le client</text:span></text:p>
      <text:p text:style-name="P28">- <text:span text:style-name="T14">l</text:span><text:span text:style-name="T11">e référentiel WCAG</text:span></text:p>
      <text:p text:style-name="P28">- <text:span text:style-name="T11">contrast-finder.tanaguru.com</text:span></text:p>
      <text:p text:style-name="P25">- <text:span text:style-name="T12">Git et GitHub </text:span></text:p>
      <text:p text:style-name="P10"/>
      <text:p text:style-name="P4"/>
      <text:list xml:id="list143317245143087" text:continue-numbering="true" text:style-name="WWNum1">
        <text:list-item>
          <text:p text:style-name="P16">Contexte. Les noms des organismes, entreprises ou associations, dans lesquels vous avez exercé vos pratiques</text:p>
        </text:list-item>
      </text:list>
      <text:p text:style-name="P19">NB: Pour le cas des exercices et évaluations demandées sur la plateforme Studi, il s'agit de...Studi.</text:p>
      <text:p text:style-name="P4"/>
      <text:p text:style-name="P10"/>
      <text:p text:style-name="P25"><text:span text:style-name="T9">Studi</text:span></text:p>
      <text:p text:style-name="P10"/>
      <text:p text:style-name="P4"/>
      <text:p text:style-name="P4"/>
      <text:list xml:id="list143315987596747" text:continue-numbering="true" text:style-name="WWNum1">
        <text:list-item>
          <text:p text:style-name="P20"><text:span text:style-name="T4">Informations complémentaires (</text:span><text:span text:style-name="T5">facultatif</text:span><text:span text:style-name="T4">)</text:span></text:p>
        </text:list-item>
      </text:list>
      <text:p text:style-name="P4"/>
      <text:p text:style-name="P26">Cette évaluation m’a permis d’apprendre plusieurs choses :</text:p>
      <text:p text:style-name="P26"/>
      <text:p text:style-name="P26">- Plus le tableau KANBAN est détaillé moins la tâche finale <text:span text:style-name="T14">me</text:span> fait peur : au début je n’avais que très peu détaillé les étapes. <text:span text:style-name="T14">P</text:span>ar exemple j’avais une tâche « faire le wireframe Phone ». Quand je m’asseyai devant mon ordinateur j’avais l’impression de ne pas savoir par quel endroit commencer et donc je n’avançais pas.</text:p>
      <text:p text:style-name="P26">J’ai alors détaillé cette « grosse » tâche en de nombreuses « toutes petites » tâches et tout de suite <text:span text:style-name="T14">les étapes à réaliser pour ce projet</text:span> <text:span text:style-name="T14">m’ont </text:span>semblé<text:span text:style-name="T14">es</text:span> plus concret<text:span text:style-name="T14">es</text:span>.</text:p>
      <text:p text:style-name="P26"/>
      <text:p text:style-name="P26">- Le design n’est pas une partie de plaisir pour moi MAIS si je change de point de vue a<text:span text:style-name="T13">lors j’en suis capable. Par exemple</text:span> si les tâches sont correctement découpées, que je sors de l’objectif « faire du beau » qui est vraiment abstrait pour moi et que je me <text:soft-page-break/>recentre sur un objectif tel que « rendre fonctionnel » ou « rendre ergonomique » alors je suis capable de faire <text:span text:style-name="T14">des maquettes utiles</text:span>. </text:p>
      <text:p text:style-name="P23"/>
      <text:p text:style-name="P27">Je laisse dans mon tableau KANBAN deux dernières tâches que je n’ai pas réussi à finaliser. J’aurais aim<text:span text:style-name="T14">é</text:span> réussir à animer les bannières des logos des partenaires et les cartes de témoignages. Ces deux tâches ne sont pas nécessaires à la bonne compréhension des maquettes mais ça aurait <text:s/>été un plus. Je fais ici une concession pour ne pas perdre plus de temps mais j’y reviendrais plus tard afin d’en apprendre encore plus sur Figm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fr" style:country-asian="FR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fr" style:country-asian="FR" style:font-name-complex="Calibr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/>
      <style:text-properties fo:color="#173d6d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padding="0in" fo:border="non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/>
    </style:style>
    <style:style style:name="MT1" style:family="text">
      <style:text-properties fo:color="#000000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2957in" fo:margin-left="0.9839in" fo:margin-right="0.9839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9in" fo:margin-left="0in" fo:margin-right="0in" fo:margin-bottom="0.4535in" style:dynamic-spacing="true"/>
      </style:header-style>
      <style:footer-style>
        <style:header-footer-properties fo:min-height="0.6882in" fo:margin-left="0in" fo:margin-right="0in" fo:margin-top="0.6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9374in" svg:height="0.3543in" draw:z-index="2"><draw:image xlink:href="Pictures/100002010000065000000251B926779025A92CE6.png" xlink:type="simple" xlink:show="embed" xlink:actuate="onLoad" loext:mime-type="image/png"/><svg:desc>LOGO</svg:desc></draw:frame><text:span text:style-name="MT1"><text:tab/> </text:span></text:p>
        <text:p text:style-name="MP2">Réaliser la maquette d'une application web responsive</text:p>
      </style:header>
      <style:footer>
        <text:p text:style-name="Standard"><text:span text:style-name="MT2">©Studi - Reproduction interdite <text:tab/> <text:s/>GDWFSRMDAWREXAIII1A<text:tab/> <text:s text:c="30"/>Page </text:span><text:span text:style-name="MT2"><text:page-number text:select-page="current">3</text:page-number></text:span><text:span text:style-name="MT2"><text:s/>sur </text:span><text:span text:style-name="MT2"><text:page-count>3</text:page-count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ystal CHARRIE</meta:initial-creator>
    <meta:editing-cycles>6</meta:editing-cycles>
    <meta:creation-date>2021-05-10T08:22:00</meta:creation-date>
    <dc:date>2022-02-16T14:33:15.407248273</dc:date>
    <meta:editing-duration>PT2H11M8S</meta:editing-duration>
    <meta:generator>LibreOffice/6.4.7.2$Linux_X86_64 LibreOffice_project/40$Build-2</meta:generator>
    <meta:document-statistic meta:table-count="0" meta:image-count="1" meta:object-count="0" meta:page-count="3" meta:paragraph-count="50" meta:word-count="778" meta:character-count="4774" meta:non-whitespace-character-count="40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